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82cm" svg:height="0.983cm" svg:x="1cm" svg:y="1.001cm">
          <draw:text-box>
            <text:p><text:span text:style-name="T1">CMC Milchzufuhr-Subsystem</text:span></text:p>
          </draw:text-box>
        </draw:frame>
        <draw:frame draw:style-name="gr2" draw:text-style-name="P3" xml:id="id5" draw:id="id5" draw:layer="layout" svg:width="5.675cm" svg:height="1.269cm" svg:x="14.725cm" svg:y="5.709cm">
          <draw:text-box>
            <text:p text:style-name="P2"><text:span text:style-name="T2">Kühlaggregat</text:span></text:p>
          </draw:text-box>
        </draw:frame>
        <draw:frame draw:style-name="gr3" draw:text-style-name="P3" xml:id="id9" draw:id="id9" draw:layer="layout" svg:width="5.675cm" svg:height="1.269cm" svg:x="14.725cm" svg:y="7.8cm">
          <draw:text-box>
            <text:p text:style-name="P2"><text:span text:style-name="T2">Temperatur-Sensor</text:span></text:p>
          </draw:text-box>
        </draw:frame>
        <draw:frame draw:style-name="gr4" draw:text-style-name="P3" xml:id="id1" draw:id="id1" draw:layer="layout" svg:width="5.675cm" svg:height="1.269cm" svg:x="14.725cm" svg:y="3.571cm">
          <draw:text-box>
            <text:p text:style-name="P2"><text:span text:style-name="T2">Milchsäure-Sensor</text:span></text:p>
          </draw:text-box>
        </draw:frame>
        <draw:custom-shape draw:style-name="gr5" draw:text-style-name="P5" xml:id="id23" draw:id="id23" draw:layer="layout" svg:width="2.54cm" svg:height="1.27cm" svg:x="5.3cm" svg:y="13.03cm">
          <text:p text:style-name="P4"><text:span text:style-name="T3">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8" draw:id="id28" draw:layer="layout" svg:width="1.269cm" svg:height="-0.001cm" draw:transform="rotate (-1.57079632679579) translate (1.8cm 12.03cm)" svg:viewBox="0 0 1270 0" draw:points="0,0 635,0 1270,0">
          <text:p/>
        </draw:polyline>
        <draw:polyline draw:style-name="gr6" draw:text-style-name="P4" xml:id="id6" draw:id="id6" draw:layer="layout" svg:width="1.269cm" svg:height="-0.001cm" draw:transform="rotate (-1.57079632679579) translate (12.9cm 5.7cm)" svg:viewBox="0 0 1270 0" draw:points="0,0 635,0 1270,0">
          <text:p/>
        </draw:polyline>
        <draw:custom-shape draw:style-name="gr5" draw:text-style-name="P5" xml:id="id19" draw:id="id19" draw:layer="layout" svg:width="0.635cm" svg:height="0.635cm" svg:x="8.5cm" svg:y="6.2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45cm" svg:height="0.64cm" svg:x="1.167cm" svg:y="11.36cm">
          <draw:text-box>
            <text:p><text:span text:style-name="T3">C15</text:span></text:p>
          </draw:text-box>
        </draw:frame>
        <draw:polyline draw:style-name="gr6" draw:text-style-name="P4" xml:id="id27" draw:id="id27" draw:layer="layout" svg:width="1.269cm" svg:height="-0.001cm" draw:transform="rotate (-1.57079632679579) translate (1.8cm 14.3cm)" svg:viewBox="0 0 1270 0" draw:points="0,0 635,0 1270,0">
          <text:p/>
        </draw:polyline>
        <draw:frame draw:style-name="gr7" draw:text-style-name="P6" draw:layer="layout" svg:width="1.145cm" svg:height="0.64cm" svg:x="1.155cm" svg:y="13.66cm">
          <draw:text-box>
            <text:p><text:span text:style-name="T3">C18</text:span></text:p>
          </draw:text-box>
        </draw:frame>
        <draw:connector draw:style-name="gr8" draw:text-style-name="P4" draw:layer="layout" draw:type="curve" svg:x1="14.725cm" svg:y1="4.205cm" svg:x2="12.9cm" svg:y2="4.205cm" draw:start-shape="id1" draw:start-glue-point="3" draw:end-shape="id2" draw:end-glue-point="1" svg:d="m14725 4205h-1825">
          <text:p/>
        </draw:connector>
        <draw:polyline draw:style-name="gr6" draw:text-style-name="P4" xml:id="id10" draw:id="id10" draw:layer="layout" svg:width="1.269cm" svg:height="-0.001cm" draw:transform="rotate (-1.57079632679579) translate (12.9cm 7.8cm)" svg:viewBox="0 0 1270 0" draw:points="0,0 635,0 1270,0">
          <text:p/>
        </draw:polyline>
        <draw:polyline draw:style-name="gr6" draw:text-style-name="P4" xml:id="id3" draw:id="id3" draw:layer="layout" svg:width="1.269cm" svg:height="-0.001cm" draw:transform="rotate (-1.57079632679579) translate (12.9cm 9.8cm)" svg:viewBox="0 0 1270 0" draw:points="0,0 635,0 1270,0">
          <text:p/>
        </draw:polyline>
        <draw:connector draw:style-name="gr9" draw:text-style-name="P4" draw:layer="layout" draw:type="curve" svg:x1="12.9cm" svg:y1="10.435cm" svg:x2="14.726cm" svg:y2="10.432cm" draw:start-shape="id3" draw:start-glue-point="1" draw:end-shape="id4" draw:end-glue-point="3" svg:d="m12900 10435c1501 0 589-3 1826-3">
          <text:p/>
        </draw:connector>
        <draw:connector draw:style-name="gr9" draw:text-style-name="P4" draw:layer="layout" draw:type="curve" svg:x1="14.725cm" svg:y1="6.343cm" svg:x2="12.9cm" svg:y2="6.335cm" draw:start-shape="id5" draw:start-glue-point="3" draw:end-shape="id6" draw:end-glue-point="1" svg:d="m14725 6343c-1237 0-325-8-1825-8">
          <text:p/>
        </draw:connector>
        <draw:polyline draw:style-name="gr6" draw:text-style-name="P4" xml:id="id2" draw:id="id2" draw:layer="layout" svg:width="1.269cm" svg:height="-0.001cm" draw:transform="rotate (-1.57079632679579) translate (12.9cm 3.57cm)" svg:viewBox="0 0 1270 0" draw:points="0,0 635,0 1270,0">
          <text:p/>
        </draw:polyline>
        <draw:frame draw:style-name="gr7" draw:text-style-name="P6" draw:layer="layout" svg:width="1.145cm" svg:height="0.64cm" svg:x="12.3cm" svg:y="9.26cm">
          <draw:text-box>
            <text:p><text:span text:style-name="T3">C38</text:span></text:p>
          </draw:text-box>
        </draw:frame>
        <draw:frame draw:style-name="gr7" draw:text-style-name="P6" draw:layer="layout" svg:width="1.145cm" svg:height="0.64cm" svg:x="12.3cm" svg:y="5.1cm">
          <draw:text-box>
            <text:p><text:span text:style-name="T3">C36</text:span></text:p>
          </draw:text-box>
        </draw:frame>
        <draw:frame draw:style-name="gr7" draw:text-style-name="P6" draw:layer="layout" svg:width="1.145cm" svg:height="0.64cm" svg:x="12.3cm" svg:y="7.2cm">
          <draw:text-box>
            <text:p><text:span text:style-name="T3">C37</text:span></text:p>
          </draw:text-box>
        </draw:frame>
        <draw:frame draw:style-name="gr7" draw:text-style-name="P6" draw:layer="layout" svg:width="1.145cm" svg:height="0.64cm" svg:x="12.255cm" svg:y="2.9cm">
          <draw:text-box>
            <text:p><text:span text:style-name="T3">C35</text:span></text:p>
          </draw:text-box>
        </draw:frame>
        <draw:custom-shape draw:style-name="gr5" draw:text-style-name="P5" xml:id="id22" draw:id="id22" draw:layer="layout" svg:width="2.54cm" svg:height="1.27cm" svg:x="8.5cm" svg:y="17.43cm">
          <text:p text:style-name="P4"><text:span text:style-name="T3">Leitungsspü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7" draw:id="id7" draw:layer="layout" svg:width="1.269cm" svg:height="-0.001cm" draw:transform="rotate (-1.57079632679579) translate (12.9cm 11.94cm)" svg:viewBox="0 0 1270 0" draw:points="0,0 635,0 1270,0">
          <text:p/>
        </draw:polyline>
        <draw:frame draw:style-name="gr7" draw:text-style-name="P6" draw:layer="layout" svg:width="1.145cm" svg:height="0.64cm" svg:x="12.255cm" svg:y="11.3cm">
          <draw:text-box>
            <text:p><text:span text:style-name="T3">C39</text:span></text:p>
          </draw:text-box>
        </draw:frame>
        <draw:frame draw:style-name="gr10" draw:text-style-name="P3" xml:id="id4" draw:id="id4" draw:layer="layout" svg:width="5.675cm" svg:height="1.269cm" svg:x="14.726cm" svg:y="9.798cm">
          <draw:text-box>
            <text:p text:style-name="P2"><text:span text:style-name="T2">Milchsensor</text:span></text:p>
          </draw:text-box>
        </draw:frame>
        <draw:frame draw:style-name="gr11" draw:text-style-name="P3" xml:id="id8" draw:id="id8" draw:layer="layout" svg:width="5.675cm" svg:height="1.269cm" svg:x="14.726cm" svg:y="11.932cm">
          <draw:text-box>
            <text:p text:style-name="P2"><text:span text:style-name="T2">Pumpe</text:span></text:p>
          </draw:text-box>
        </draw:frame>
        <draw:frame draw:style-name="gr12" draw:text-style-name="P3" xml:id="id11" draw:id="id11" draw:layer="layout" svg:width="5.675cm" svg:height="1.269cm" svg:x="14.727cm" svg:y="14.133cm">
          <draw:text-box>
            <text:p text:style-name="P2"><text:span text:style-name="T2">Durchflussmesser</text:span></text:p>
          </draw:text-box>
        </draw:frame>
        <draw:frame draw:style-name="gr13" draw:text-style-name="P3" xml:id="id14" draw:id="id14" draw:layer="layout" svg:width="5.675cm" svg:height="1.269cm" svg:x="14.726cm" svg:y="16.332cm">
          <draw:text-box>
            <text:p text:style-name="P2"><text:span text:style-name="T2">Leitungsspüler</text:span></text:p>
          </draw:text-box>
        </draw:frame>
        <draw:frame draw:style-name="gr14" draw:text-style-name="P3" xml:id="id15" draw:id="id15" draw:layer="layout" svg:width="5.675cm" svg:height="1.269cm" svg:x="14.727cm" svg:y="18.533cm">
          <draw:text-box>
            <text:p text:style-name="P2"><text:span text:style-name="T2">Wasser-Durchflussmesser</text:span></text:p>
          </draw:text-box>
        </draw:frame>
        <draw:custom-shape draw:style-name="gr5" draw:text-style-name="P5" xml:id="id18" draw:id="id18" draw:layer="layout" svg:width="2.54cm" svg:height="1.27cm" svg:x="8.5cm" svg:y="4.3cm">
          <text:p text:style-name="P4"><text:span text:style-name="T3">Milchsäure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7" draw:id="id17" draw:layer="layout" svg:width="2.54cm" svg:height="1.27cm" svg:x="8.56cm" svg:y="7.3cm">
          <text:p text:style-name="P4"><text:span text:style-name="T3">Küh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2.575cm" svg:x2="14.726cm" svg:y2="12.566cm" draw:start-shape="id7" draw:start-glue-point="1" draw:end-shape="id8" draw:end-glue-point="3" svg:d="m12900 12575c1501 0 589-9 1826-9">
          <text:p/>
        </draw:connector>
        <draw:connector draw:style-name="gr8" draw:text-style-name="P4" draw:layer="layout" draw:type="curve" svg:x1="14.725cm" svg:y1="8.434cm" svg:x2="12.9cm" svg:y2="8.435cm" draw:start-shape="id9" draw:start-glue-point="3" draw:end-shape="id10" draw:end-glue-point="1" svg:d="m14725 8434c-1237 0-325 1-1825 1">
          <text:p/>
        </draw:connector>
        <draw:polyline draw:style-name="gr6" draw:text-style-name="P4" xml:id="id12" draw:id="id12" draw:layer="layout" svg:width="1.269cm" svg:height="-0.001cm" draw:transform="rotate (-1.57079632679579) translate (12.901cm 14.14cm)" svg:viewBox="0 0 1270 0" draw:points="0,0 635,0 1270,0">
          <text:p/>
        </draw:polyline>
        <draw:frame draw:style-name="gr7" draw:text-style-name="P6" draw:layer="layout" svg:width="1.145cm" svg:height="0.64cm" svg:x="12.256cm" svg:y="13.5cm">
          <draw:text-box>
            <text:p><text:span text:style-name="T3">C40</text:span></text:p>
          </draw:text-box>
        </draw:frame>
        <draw:connector draw:style-name="gr8" draw:text-style-name="P4" draw:layer="layout" draw:type="curve" svg:x1="14.727cm" svg:y1="14.767cm" svg:x2="12.901cm" svg:y2="14.775cm" draw:start-shape="id11" draw:start-glue-point="3" draw:end-shape="id12" draw:end-glue-point="1" svg:d="m14727 14767c-1237 0-325 8-1826 8">
          <text:p/>
        </draw:connector>
        <draw:polyline draw:style-name="gr6" draw:text-style-name="P4" xml:id="id13" draw:id="id13" draw:layer="layout" svg:width="1.269cm" svg:height="-0.001cm" draw:transform="rotate (-1.57079632679579) translate (12.902cm 16.34cm)" svg:viewBox="0 0 1270 0" draw:points="0,0 635,0 1270,0">
          <text:p/>
        </draw:polyline>
        <draw:frame draw:style-name="gr7" draw:text-style-name="P6" draw:layer="layout" svg:width="1.145cm" svg:height="0.64cm" svg:x="12.257cm" svg:y="15.7cm">
          <draw:text-box>
            <text:p><text:span text:style-name="T3">C41</text:span></text:p>
          </draw:text-box>
        </draw:frame>
        <draw:polyline draw:style-name="gr6" draw:text-style-name="P4" xml:id="id16" draw:id="id16" draw:layer="layout" svg:width="1.269cm" svg:height="-0.001cm" draw:transform="rotate (-1.57079632679579) translate (12.903cm 18.54cm)" svg:viewBox="0 0 1270 0" draw:points="0,0 635,0 1270,0">
          <text:p/>
        </draw:polyline>
        <draw:frame draw:style-name="gr7" draw:text-style-name="P6" draw:layer="layout" svg:width="1.145cm" svg:height="0.64cm" svg:x="12.258cm" svg:y="17.9cm">
          <draw:text-box>
            <text:p><text:span text:style-name="T3">C42</text:span></text:p>
          </draw:text-box>
        </draw:frame>
        <draw:connector draw:style-name="gr8" draw:text-style-name="P4" draw:layer="layout" draw:type="curve" svg:x1="12.902cm" svg:y1="16.975cm" svg:x2="14.726cm" svg:y2="16.966cm" draw:start-shape="id13" draw:start-glue-point="1" draw:end-shape="id14" draw:end-glue-point="3" svg:d="m12902 16975c1500 0 588-9 1824-9">
          <text:p/>
        </draw:connector>
        <draw:connector draw:style-name="gr8" draw:text-style-name="P4" draw:layer="layout" draw:type="curve" svg:x1="14.727cm" svg:y1="19.167cm" svg:x2="12.903cm" svg:y2="19.175cm" draw:start-shape="id15" draw:start-glue-point="3" draw:end-shape="id16" draw:end-glue-point="1" svg:d="m14727 19167c-1236 0-324 8-1824 8">
          <text:p/>
        </draw:connector>
        <draw:connector draw:style-name="gr8" draw:text-style-name="P4" draw:layer="layout" draw:type="curve" svg:x1="10.728cm" svg:y1="7.486cm" svg:x2="12.9cm" svg:y2="6.335cm" draw:start-shape="id17" draw:start-glue-point="11" draw:end-shape="id6" draw:end-glue-point="1" svg:d="m10728 7486c0-768 724-1151 2172-1151">
          <text:p/>
        </draw:connector>
        <draw:connector draw:style-name="gr8" draw:text-style-name="P4" draw:layer="layout" draw:type="curve" draw:line-skew="-1.171cm" svg:x1="12.9cm" svg:y1="8.435cm" svg:x2="10.728cm" svg:y2="8.384cm" draw:start-shape="id10" draw:start-glue-point="1" draw:end-shape="id17" draw:end-glue-point="9" svg:d="m12900 8435c0-33-2172-8-2172-51">
          <text:p/>
        </draw:connector>
        <draw:connector draw:style-name="gr8" draw:text-style-name="P4" draw:layer="layout" draw:type="curve" svg:x1="12.9cm" svg:y1="4.205cm" svg:x2="11.04cm" svg:y2="4.935cm" draw:start-shape="id2" draw:start-glue-point="1" draw:end-shape="id18" draw:end-glue-point="10" svg:d="m12900 4205c-1525 0-596 730-1860 730">
          <text:p/>
        </draw:connector>
        <draw:custom-shape draw:style-name="gr5" draw:text-style-name="P5" xml:id="id20" draw:id="id20" draw:layer="layout" svg:width="0.635cm" svg:height="0.635cm" svg:x="8.501cm" svg:y="9.2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18cm" svg:y1="6.2cm" svg:x2="8.872cm" svg:y2="5.384cm" draw:start-shape="id19" draw:start-glue-point="4" draw:end-shape="id18" draw:end-glue-point="7" svg:d="m8818 6200c0-472 54-65 54-816">
          <text:p/>
        </draw:connector>
        <draw:connector draw:style-name="gr8" draw:text-style-name="P4" draw:layer="layout" draw:type="curve" svg:x1="8.819cm" svg:y1="9.201cm" svg:x2="8.932cm" svg:y2="8.384cm" draw:start-shape="id20" draw:start-glue-point="4" draw:end-shape="id17" draw:end-glue-point="7" svg:d="m8819 9201c0-472 113-64 113-817">
          <text:p/>
        </draw:connector>
        <draw:custom-shape draw:style-name="gr5" draw:text-style-name="P5" xml:id="id21" draw:id="id21" draw:layer="layout" svg:width="0.635cm" svg:height="0.635cm" svg:x="8.502cm" svg:y="19.3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2cm" svg:y1="19.301cm" svg:x2="8.872cm" svg:y2="18.514cm" draw:start-shape="id21" draw:start-glue-point="4" draw:end-shape="id22" draw:end-glue-point="7" svg:d="m8820 19301c0-450 52-57 52-787">
          <text:p/>
        </draw:connector>
        <draw:connector draw:style-name="gr8" draw:text-style-name="P4" draw:layer="layout" draw:type="curve" draw:line-skew="1.182cm" svg:x1="10.668cm" svg:y1="17.616cm" svg:x2="12.902cm" svg:y2="16.975cm" draw:start-shape="id22" draw:start-glue-point="11" draw:end-shape="id13" draw:end-glue-point="1" svg:d="m10668 17616c0-912 2234-592 2234-641">
          <text:p/>
        </draw:connector>
        <draw:connector draw:style-name="gr8" draw:text-style-name="P4" draw:layer="layout" draw:type="curve" draw:line-skew="-1.063cm" svg:x1="12.903cm" svg:y1="19.175cm" svg:x2="10.668cm" svg:y2="18.514cm" draw:start-shape="id16" draw:start-glue-point="1" draw:end-shape="id22" draw:end-glue-point="9" svg:d="m12903 19175c0 129-2235 459-2235-661">
          <text:p/>
        </draw:connector>
        <draw:connector draw:style-name="gr8" draw:text-style-name="P4" draw:layer="layout" draw:type="curve" draw:line-skew="1.154cm" svg:x1="7.468cm" svg:y1="13.216cm" svg:x2="12.9cm" svg:y2="12.575cm" draw:start-shape="id23" draw:start-glue-point="11" draw:end-shape="id7" draw:end-glue-point="1" svg:d="m7468 13216c0-954 5432-634 5432-641">
          <text:p/>
        </draw:connector>
        <draw:connector draw:style-name="gr8" draw:text-style-name="P4" draw:layer="layout" draw:type="curve" draw:line-skew="-1.163cm" svg:x1="12.901cm" svg:y1="14.775cm" svg:x2="7.468cm" svg:y2="14.114cm" draw:start-shape="id12" draw:start-glue-point="1" draw:end-shape="id23" draw:end-glue-point="9" svg:d="m12901 14775c0-21-5433 309-5433-661">
          <text:p/>
        </draw:connector>
        <draw:polyline draw:style-name="gr6" draw:text-style-name="P4" xml:id="id24" draw:id="id24" draw:layer="layout" svg:width="1.269cm" svg:height="-0.001cm" draw:transform="rotate (-1.57079632679579) translate (8.001cm 15.8cm)" svg:viewBox="0 0 1270 0" draw:points="0,0 635,0 1270,0">
          <text:p/>
        </draw:polyline>
        <draw:frame draw:style-name="gr7" draw:text-style-name="P6" draw:layer="layout" svg:width="1.145cm" svg:height="0.64cm" svg:x="7.356cm" svg:y="15.16cm">
          <draw:text-box>
            <text:p><text:span text:style-name="T3">C33</text:span></text:p>
          </draw:text-box>
        </draw:frame>
        <draw:connector draw:style-name="gr8" draw:text-style-name="P4" draw:layer="layout" draw:type="curve" draw:line-skew="1.189cm" svg:x1="6.57cm" svg:y1="14.3cm" svg:x2="8.001cm" svg:y2="16.435cm" draw:start-shape="id23" draw:start-glue-point="8" draw:end-shape="id24" draw:end-glue-point="1" svg:d="m6570 14300c0 2899 1431 1832 1431 2135">
          <text:p/>
        </draw:connector>
        <draw:connector draw:style-name="gr8" draw:text-style-name="P4" draw:layer="layout" draw:type="curve" svg:x1="8.001cm" svg:y1="16.435cm" svg:x2="8.872cm" svg:y2="17.616cm" draw:start-shape="id24" draw:start-glue-point="1" draw:end-shape="id22" draw:end-glue-point="5" svg:d="m8001 16435c581 0 871 393 871 1181">
          <text:p/>
        </draw:connector>
        <draw:polyline draw:style-name="gr6" draw:text-style-name="P4" xml:id="id25" draw:id="id25" draw:layer="layout" svg:width="1.269cm" svg:height="-0.001cm" draw:transform="rotate (-1.57079632679579) translate (6.902cm 17.5cm)" svg:viewBox="0 0 1270 0" draw:points="0,0 635,0 1270,0">
          <text:p/>
        </draw:polyline>
        <draw:frame draw:style-name="gr7" draw:text-style-name="P6" draw:layer="layout" svg:width="1.145cm" svg:height="0.64cm" svg:x="6.257cm" svg:y="16.86cm">
          <draw:text-box>
            <text:p><text:span text:style-name="T3">C34</text:span></text:p>
          </draw:text-box>
        </draw:frame>
        <draw:connector draw:style-name="gr8" draw:text-style-name="P4" draw:layer="layout" draw:type="curve" svg:x1="8.5cm" svg:y1="18.065cm" svg:x2="6.902cm" svg:y2="18.135cm" draw:start-shape="id22" draw:start-glue-point="6" draw:end-shape="id25" draw:end-glue-point="1" svg:d="m8500 18065c-1066 0-268 70-1598 70">
          <text:p/>
        </draw:connector>
        <draw:connector draw:style-name="gr8" draw:text-style-name="P4" draw:layer="layout" draw:type="curve" draw:line-skew="1.721cm" svg:x1="6.902cm" svg:y1="18.135cm" svg:x2="5.672cm" svg:y2="14.114cm" draw:start-shape="id25" draw:start-glue-point="1" draw:end-shape="id23" draw:end-glue-point="7" svg:d="m6902 18135c0-780-1230 1230-1230-4021">
          <text:p/>
        </draw:connector>
        <draw:polyline draw:style-name="gr6" draw:text-style-name="P4" xml:id="id26" draw:id="id26" draw:layer="layout" svg:width="1.269cm" svg:height="-0.001cm" draw:transform="rotate (0.0134390352403538) translate (5.31305734207161cm 11.273533530502cm)" svg:viewBox="0 0 1270 0" draw:points="0,0 635,0 1270,0">
          <text:p/>
        </draw:polyline>
        <draw:frame draw:style-name="gr7" draw:text-style-name="P6" draw:layer="layout" svg:width="1.145cm" svg:height="0.64cm" svg:x="6.452cm" svg:y="10.96cm">
          <draw:text-box>
            <text:p><text:span text:style-name="T3">C32</text:span></text:p>
          </draw:text-box>
        </draw:frame>
        <draw:connector draw:style-name="gr8" draw:text-style-name="P4" draw:layer="layout" draw:type="curve" svg:x1="8.56cm" svg:y1="7.935cm" svg:x2="5.948cm" svg:y2="11.256cm" draw:start-shape="id17" draw:start-glue-point="6" draw:end-shape="id26" draw:end-glue-point="0" svg:d="m8560 7935c-1742 0-2612 1107-2612 3321">
          <text:p/>
        </draw:connector>
        <draw:connector draw:style-name="gr8" draw:text-style-name="P4" draw:layer="layout" draw:type="curve" svg:x1="5.672cm" svg:y1="14.114cm" svg:x2="1.8cm" svg:y2="14.935cm" draw:start-shape="id23" draw:start-glue-point="7" draw:end-shape="id27" draw:end-glue-point="1" svg:d="m5672 14114c0 548-1290 821-3872 821">
          <text:p/>
        </draw:connector>
        <draw:connector draw:style-name="gr8" draw:text-style-name="P4" draw:layer="layout" draw:type="curve" draw:line-skew="1.196cm" svg:x1="1.8cm" svg:y1="12.665cm" svg:x2="5.672cm" svg:y2="13.216cm" draw:start-shape="id28" draw:start-glue-point="1" draw:end-shape="id23" draw:end-glue-point="5" svg:d="m1800 12665c0 70 3872-205 3872 551">
          <text:p/>
        </draw:connector>
        <draw:custom-shape draw:style-name="gr5" draw:text-style-name="P5" xml:id="id30" draw:id="id30" draw:layer="layout" svg:width="2.54cm" svg:height="1.27cm" svg:x="3cm" svg:y="4.8cm">
          <text:p text:style-name="P4"><text:span text:style-name="T3">Konfigu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9" draw:id="id29" draw:layer="layout" svg:width="1.269cm" svg:height="-0.001cm" draw:transform="rotate (-1.57079632679579) translate (7.049cm 6.84cm)" svg:viewBox="0 0 1270 0" draw:points="0,0 635,0 1270,0">
          <text:p/>
        </draw:polyline>
        <draw:frame draw:style-name="gr7" draw:text-style-name="P6" draw:layer="layout" svg:width="1.145cm" svg:height="0.64cm" svg:x="6.404cm" svg:y="6.2cm">
          <draw:text-box>
            <text:p><text:span text:style-name="T3">C31</text:span></text:p>
          </draw:text-box>
        </draw:frame>
        <draw:polyline draw:style-name="gr6" draw:text-style-name="P4" xml:id="id32" draw:id="id32" draw:layer="layout" svg:width="1.269cm" svg:height="-0.001cm" draw:transform="rotate (-1.57079632679579) translate (7.05cm 4.74cm)" svg:viewBox="0 0 1270 0" draw:points="0,0 635,0 1270,0">
          <text:p/>
        </draw:polyline>
        <draw:frame draw:style-name="gr7" draw:text-style-name="P6" draw:layer="layout" svg:width="1.145cm" svg:height="0.64cm" svg:x="6.405cm" svg:y="4.1cm">
          <draw:text-box>
            <text:p><text:span text:style-name="T3">C30</text:span></text:p>
          </draw:text-box>
        </draw:frame>
        <draw:polyline draw:style-name="gr6" draw:text-style-name="P4" xml:id="id31" draw:id="id31" draw:layer="layout" svg:width="1.269cm" svg:height="-0.001cm" draw:transform="rotate (-1.57079632679579) translate (7.051cm 2.74cm)" svg:viewBox="0 0 1270 0" draw:points="0,0 635,0 1270,0">
          <text:p/>
        </draw:polyline>
        <draw:frame draw:style-name="gr7" draw:text-style-name="P6" draw:layer="layout" svg:width="1.145cm" svg:height="0.64cm" svg:x="6.406cm" svg:y="2.1cm">
          <draw:text-box>
            <text:p><text:span text:style-name="T3">C29</text:span></text:p>
          </draw:text-box>
        </draw:frame>
        <draw:connector draw:style-name="gr8" draw:text-style-name="P4" draw:layer="layout" draw:type="curve" draw:line-skew="1.051cm" svg:x1="7.049cm" svg:y1="7.475cm" svg:x2="8.932cm" svg:y2="7.486cm" draw:start-shape="id29" draw:start-glue-point="1" draw:end-shape="id17" draw:end-glue-point="5" svg:d="m7049 7475c0-147 1883-152 1883 11">
          <text:p/>
        </draw:connector>
        <draw:connector draw:style-name="gr8" draw:text-style-name="P4" draw:layer="layout" draw:type="curve" svg:x1="5.168cm" svg:y1="5.884cm" svg:x2="7.049cm" svg:y2="7.475cm" draw:start-shape="id30" draw:start-glue-point="9" draw:end-shape="id29" draw:end-glue-point="1" svg:d="m5168 5884c0 1061 627 1591 1881 1591">
          <text:p/>
        </draw:connector>
        <draw:connector draw:style-name="gr8" draw:text-style-name="P4" draw:layer="layout" draw:type="curve" svg:x1="5.168cm" svg:y1="4.986cm" svg:x2="7.051cm" svg:y2="3.375cm" draw:start-shape="id30" draw:start-glue-point="11" draw:end-shape="id31" draw:end-glue-point="1" svg:d="m5168 4986c0-1074 627-1611 1883-1611">
          <text:p/>
        </draw:connector>
        <draw:connector draw:style-name="gr8" draw:text-style-name="P4" draw:layer="layout" draw:type="curve" svg:x1="7.051cm" svg:y1="3.375cm" svg:x2="8.872cm" svg:y2="4.486cm" draw:start-shape="id31" draw:start-glue-point="1" draw:end-shape="id18" draw:end-glue-point="5" svg:d="m7051 3375c1214 0 1821 370 1821 1111">
          <text:p/>
        </draw:connector>
        <draw:connector draw:style-name="gr8" draw:text-style-name="P4" draw:layer="layout" draw:type="curve" svg:x1="8.5cm" svg:y1="4.935cm" svg:x2="7.05cm" svg:y2="5.375cm" draw:start-shape="id18" draw:start-glue-point="6" draw:end-shape="id32" draw:end-glue-point="1" svg:d="m8500 4935c-955 0-231 440-1450 440">
          <text:p/>
        </draw:connector>
        <draw:custom-shape draw:style-name="gr5" draw:text-style-name="P5" xml:id="id33" draw:id="id33" draw:layer="layout" svg:width="0.635cm" svg:height="0.635cm" svg:x="4.903cm" svg:y="15.8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5.221cm" svg:y1="15.801cm" svg:x2="5.672cm" svg:y2="14.114cm" draw:start-shape="id33" draw:start-glue-point="4" draw:end-shape="id23" draw:end-glue-point="7" svg:d="m5221 15801c0-1125 451-282 451-1687">
          <text:p/>
        </draw:connector>
        <draw:connector draw:style-name="gr8" draw:text-style-name="P4" draw:layer="layout" draw:type="curve" svg:x1="1.8cm" svg:y1="12.665cm" svg:x2="1.8cm" svg:y2="12.665cm" draw:start-shape="id28" draw:start-glue-point="1" draw:end-shape="id28" draw:end-glue-point="1" svg:d="m1800 12665">
          <text:p/>
        </draw:connector>
        <draw:polyline draw:style-name="gr6" draw:text-style-name="P4" xml:id="id34" draw:id="id34" draw:layer="layout" svg:width="1.269cm" svg:height="-0.001cm" draw:transform="rotate (-1.57079632679579) translate (1.801cm 4.8cm)" svg:viewBox="0 0 1270 0" draw:points="0,0 635,0 1270,0">
          <text:p/>
        </draw:polyline>
        <draw:frame draw:style-name="gr7" draw:text-style-name="P6" draw:layer="layout" svg:width="1.145cm" svg:height="0.64cm" svg:x="1.156cm" svg:y="4.16cm">
          <draw:text-box>
            <text:p><text:span text:style-name="T3">C28</text:span></text:p>
          </draw:text-box>
        </draw:frame>
        <draw:connector draw:style-name="gr8" draw:text-style-name="P4" draw:layer="layout" draw:type="curve" svg:x1="1.801cm" svg:y1="5.435cm" svg:x2="3cm" svg:y2="5.435cm" draw:start-shape="id34" draw:start-glue-point="1" draw:end-shape="id30" draw:end-glue-point="6" svg:d="m1801 5435h1199">
          <text:p/>
        </draw:connector>
        <draw:connector draw:style-name="gr8" draw:text-style-name="P4" draw:layer="layout" draw:type="curve" draw:line-skew="-2.59cm" svg:x1="7.05cm" svg:y1="5.375cm" svg:x2="5.948cm" svg:y2="11.256cm" draw:start-shape="id32" draw:start-glue-point="1" draw:end-shape="id26" draw:end-glue-point="0" svg:d="m7050 5375c0 880-1102-2060-1102 5881">
          <text:p/>
        </draw:connector>
        <draw:connector draw:style-name="gr8" draw:text-style-name="P4" draw:layer="layout" draw:type="curve" svg:x1="8.66cm" svg:y1="10.435cm" svg:x2="5.948cm" svg:y2="11.256cm" draw:start-shape="id35" draw:start-glue-point="6" draw:end-shape="id26" draw:end-glue-point="0" svg:d="m8660 10435c-1808 0-2712 273-2712 821">
          <text:p/>
        </draw:connector>
        <draw:connector draw:style-name="gr8" draw:text-style-name="P4" draw:layer="layout" draw:type="curve" svg:x1="5.948cm" svg:y1="11.274cm" svg:x2="6.57cm" svg:y2="13.03cm" draw:start-shape="id26" draw:start-glue-point="2" draw:end-shape="id23" draw:end-glue-point="4" svg:d="m5948 11274c0 1449 622 571 622 1756">
          <text:p/>
        </draw:connector>
        <draw:frame draw:style-name="gr7" draw:text-style-name="P6" draw:layer="layout" svg:width="1.81cm" svg:height="0.64cm" svg:x="6.124cm" svg:y="11.36cm">
          <draw:text-box>
            <text:p><text:span text:style-name="T3">Interrupt</text:span></text:p>
          </draw:text-box>
        </draw:frame>
        <draw:custom-shape draw:style-name="gr5" draw:text-style-name="P5" xml:id="id35" draw:id="id35" draw:layer="layout" svg:width="2.54cm" svg:height="1.27cm" svg:x="8.66cm" svg:y="9.8cm">
          <text:p text:style-name="P4"><text:span text:style-name="T3">Füllstands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0.435cm" svg:x2="11.2cm" svg:y2="10.435cm" draw:start-shape="id3" draw:start-glue-point="1" draw:end-shape="id35" draw:end-glue-point="10" svg:d="m12900 10435h-1700">
          <text:p/>
        </draw:connector>
        <draw:frame draw:style-name="gr7" draw:text-style-name="P6" draw:layer="layout" svg:width="1.81cm" svg:height="0.64cm" svg:x="12.924cm" svg:y="9.56cm">
          <draw:text-box>
            <text:p><text:span text:style-name="T3">Interrupt</text:span></text:p>
          </draw:text-box>
        </draw:frame>
        <draw:custom-shape draw:style-name="gr5" draw:text-style-name="P5" xml:id="id36" draw:id="id36" draw:layer="layout" svg:width="0.635cm" svg:height="0.635cm" svg:x="3.365cm" svg:y="15.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5.672cm" svg:y1="14.114cm" svg:x2="3.683cm" svg:y2="15.5cm" draw:start-shape="id23" draw:start-glue-point="7" draw:end-shape="id36" draw:end-glue-point="4" svg:d="m5672 14114c0 1179-1989 486-1989 13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4:46:43.24</dc:date>
    <meta:editing-duration>P1DT1H22M28S</meta:editing-duration>
    <meta:editing-cycles>24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94"/>
  </office:meta>
</office:document-meta>
</file>